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c2ff" officeooo:paragraph-rsid="0006c2ff"/>
    </style:style>
    <style:style style:name="P2" style:family="paragraph" style:parent-style-name="Standard" style:list-style-name="L1">
      <style:text-properties officeooo:rsid="0006c2ff" officeooo:paragraph-rsid="0006c2ff"/>
    </style:style>
    <style:style style:name="P3" style:family="paragraph" style:parent-style-name="Standard" style:list-style-name="L1">
      <style:text-properties officeooo:rsid="00085459" officeooo:paragraph-rsid="0006c2f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Git e Github Alura</text:p>
      <text:p text:style-name="P1"/>
      <text:list xml:id="list834984594" text:style-name="L1">
        <text:list-item>
          <text:p text:style-name="P2">Criar repositório no github;</text:p>
        </text:list-item>
        <text:list-item>
          <text:p text:style-name="P2">Instalar o git na máquina;</text:p>
        </text:list-item>
        <text:list-item>
          <text:p text:style-name="P2">Alterar as variáveis de ambiente: </text:p>
          <text:list>
            <text:list-item>
              <text:p text:style-name="P2">Procurar Path no menu “Variáveis do sistema”;</text:p>
            </text:list-item>
            <text:list-item>
              <text:p text:style-name="P2">Clicar para editar;</text:p>
            </text:list-item>
            <text:list-item>
              <text:p text:style-name="P2">Adicionar o caminho da variável do git</text:p>
            </text:list-item>
          </text:list>
        </text:list-item>
        <text:list-item>
          <text:p text:style-name="P2">Sincronizar o repositório local com o remoto</text:p>
          <text:list>
            <text:list-item>
              <text:p text:style-name="P3">git add .</text:p>
            </text:list-item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0:41:09.213000000</meta:creation-date>
    <dc:date>2024-09-26T11:54:26.861000000</dc:date>
    <meta:editing-duration>PT1H13M19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0" meta:word-count="55" meta:character-count="276" meta:non-whitespace-character-count="238"/>
  </office:meta>
</office:document-meta>
</file>